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7" office:value-type="string">
            <text:p>Date</text:p>
          </table:table-cell>
          <table:table-cell table:style-name="ce19" office:value-type="string">
            <text:p>Week</text:p>
          </table:table-cell>
          <table:table-cell table:style-name="ce17" office:value-type="string">
            <text:p>Day</text:p>
          </table:table-cell>
          <table:table-cell table:style-name="ce21" office:value-type="string">
            <text:p>Coursera</text:p>
          </table:table-cell>
          <table:table-cell table:style-name="ce21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8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8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8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8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8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8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8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8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8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table:style-name="ce17"/>
          <table:table-cell table:style-name="ce19"/>
          <table:table-cell table:style-name="ce17"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7"/>
        </table:table-row>
        <table:table-row table:style-name="ro2">
          <table:table-cell/>
          <table:table-cell table:style-name="ce1" office:value-type="string">
            <text:p>List of Tasks (5<text:span text:style-name="T3">th</text:span> - 14<text:span text:style-name="T3">th</text:span> July)</text:p>
          </table:table-cell>
          <table:table-cell table:style-name="ce16" office:value-type="string">
            <text:p>Date Completed</text:p>
          </table:table-cell>
          <table:table-cell table:style-name="ce1"/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>
            <text:p>Experiments</text:p>
          </table:table-cell>
          <table:table-cell table:number-columns-repeated="15"/>
        </table:table-row>
        <table:table-row table:style-name="ro2">
          <table:table-cell/>
          <table:table-cell table:style-name="ce13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xperiment w/ single-act 'D11' files tested on 'D11-left-out' models to approximate overall NSAA score and rank best performing acts w.r.t MSE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table:style-name="ce1" office:value-type="string">
            <text:p>Deliverables</text:p>
          </table:table-cell>
          <table:table-cell table:number-columns-repeated="15"/>
        </table:table-row>
        <table:table-row table:style-name="ro2">
          <table:table-cell/>
          <table:table-cell table:style-name="ce13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3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e complete results discussion of all results and experiment sets in more detail (5-6 pages, not including graphs in appendices)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general README to GitHub repo outlining the project and how the repo is laid ou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README for each of the source files and modify the existing one for 'comp_stat_vals'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complete script ecosystem discussion, including powerpoint diagram and heavily using READMEs for each source scrip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complete literature review covering all previously reviewed and recently reviewed papers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4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5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5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5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table:number-columns-repeated="15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/>
          <table:table-cell table:style-name="ce14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2">
          <table:table-cell/>
          <table:table-cell table:style-name="ce15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11/07/2019</text:date>, <text:time>12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11T12:34:43.84</dc:date>
    <meta:editing-duration>P5DT22H8M33S</meta:editing-duration>
    <meta:editing-cycles>387</meta:editing-cycles>
    <meta:generator>OpenOffice/4.1.5$Win32 OpenOffice.org_project/415m1$Build-9789</meta:generator>
    <meta:document-statistic meta:table-count="3" meta:cell-count="677" meta:object-count="0"/>
  </office:meta>
</office:document-meta>
</file>